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oals</text:h>
      <text:p text:style-name="Standard">Spend time on the hard stuff, not the stupid stuff.</text:p>
      <text:p text:style-name="Standard">Work effectively both on both small and large programs.</text:p>
      <text:p text:style-name="Standard">Work effectively with other programmers.</text:p>
      <text:p text:style-name="Standard">Work effectively both in old and new programs.</text:p>
      <text:p text:style-name="Standard"/>
      <text:h text:style-name="Heading_20_1" text:outline-level="1">Strategies</text:h>
      <text:list xml:id="list41402862" text:style-name="L1">
        <text:list-item>
          <text:p text:style-name="P1">Naming is important</text:p>
          <text:list>
            <text:list-item>
              <text:p text:style-name="P1">what does this function/variable do?</text:p>
            </text:list-item>
            <text:list-item>
              <text:p text:style-name="P1">What does this function/variable NOT do?</text:p>
            </text:list-item>
            <text:list-item>
              <text:p text:style-name="P1">Pure, or with side effects?</text:p>
            </text:list-item>
          </text:list>
        </text:list-item>
        <text:list-item>
          <text:p text:style-name="P1">Code should be easy to use correctly, and hard to use incorrectly</text:p>
          <text:list>
            <text:list-item>
              <text:p text:style-name="P1">Structure / flow</text:p>
            </text:list-item>
            <text:list-item>
              <text:p text:style-name="P1">Type system</text:p>
            </text:list-item>
            <text:list-item>
              <text:p text:style-name="P1">Scope of variables/functions</text:p>
            </text:list-item>
            <text:list-item>
              <text:p text:style-name="P1">Dual functions (create / destroy)</text:p>
            </text:list-item>
          </text:list>
        </text:list-item>
        <text:list-item>
          <text:p text:style-name="P1">Know what happens where</text:p>
          <text:list>
            <text:list-item>
              <text:p text:style-name="P1">Preprocessor</text:p>
            </text:list-item>
            <text:list-item>
              <text:p text:style-name="P1">Compiler</text:p>
            </text:list-item>
            <text:list-item>
              <text:p text:style-name="P1">Linker</text:p>
            </text:list-item>
            <text:list-item>
              <text:p text:style-name="P1">Runtime</text:p>
            </text:list-item>
          </text:list>
        </text:list-item>
        <text:list-item>
          <text:p text:style-name="P1">Know your tools</text:p>
          <text:list>
            <text:list-item>
              <text:p text:style-name="P1">Version control system</text:p>
            </text:list-item>
            <text:list-item>
              <text:p text:style-name="P1">Editor</text:p>
            </text:list-item>
            <text:list-item>
              <text:p text:style-name="P1">Programming langauge</text:p>
            </text:list-item>
            <text:list-item>
              <text:p text:style-name="P1">Debugger</text:p>
            </text:list-item>
          </text:list>
        </text:list-item>
        <text:list-item>
          <text:p text:style-name="P1">Know your pace</text:p>
          <text:list>
            <text:list-item>
              <text:p text:style-name="P1">Write testable chunks of code</text:p>
            </text:list-item>
            <text:list-item>
              <text:p text:style-name="P1">Test early, test often</text:p>
            </text:list-item>
            <text:list-item>
              <text:p text:style-name="P1">Re-run your tests!</text:p>
            </text:list-item>
          </text:list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7T14:05:37.48</meta:creation-date>
    <dc:date>2012-10-07T21:27:50.37</dc:date>
    <meta:editing-duration>PT47M42S</meta:editing-duration>
    <meta:editing-cycles>7</meta:editing-cycles>
    <meta:generator>LibreOffice/3.5$Windows_x86 LibreOffice_project/281b639-6baa1d3-ef66a77-d866f25-f36d45f</meta:generator>
    <meta:document-statistic meta:table-count="0" meta:image-count="0" meta:object-count="0" meta:page-count="1" meta:paragraph-count="29" meta:word-count="134" meta:character-count="715" meta:non-whitespace-character-count="633"/>
  </office:meta>
</office:document-meta>
</file>